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Ubuntu Mono" officeooo:paragraph-rsid="00143bf0"/>
    </style:style>
    <style:style style:name="T1" style:family="text">
      <style:text-properties officeooo:rsid="00143b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A CAPA DE TRANSPORTE</text:span></text:p>
      <text:p text:style-name="P1"><text:span text:style-name="T1"/></text:p>
      <text:p text:style-name="P1"><text:span text:style-name="T1">1. Conceptos básicos</text:span></text:p>
      <text:p text:style-name="P1"><text:span text:style-name="T1"/></text:p>
      <text:p text:style-name="P1"><text:span text:style-name="T1">1.1. ¿De qué se encarga la capa de transporte?</text:span></text:p>
      <text:p text:style-name="P1"><text:span text:style-name="T1"/></text:p>
      <text:p text:style-name="P1"><text:span text:style-name="T1">1.2. ¿Cuáles son la capa superior e inferior de la capa de transporte?</text:span></text:p>
      <text:p text:style-name="P1"><text:span text:style-name="T1"/></text:p>
      <text:p text:style-name="P1"><text:span text:style-name="T1">1.3. ¿En qué se diferencian una aplicación y un proceso?</text:span></text:p>
      <text:p text:style-name="P1"><text:span text:style-name="T1"/></text:p>
      <text:p text:style-name="P1"><text:span text:style-name="T1">1.4. ¿Puede haber más de un proceso de la misma aplicación (explicar)?</text:span></text:p>
      <text:p text:style-name="P1"><text:span text:style-name="T1"/></text:p>
      <text:p text:style-name="P1"><text:span text:style-name="T1">1.5. En la capa de transporte ¿Qué es un puerto?¿Qué identifica un puerto?</text:span></text:p>
      <text:p text:style-name="P1"><text:span text:style-name="T1"/></text:p>
      <text:p text:style-name="P1"><text:span text:style-name="T1">Protocolos de la capa de transporte</text:span></text:p>
      <text:p text:style-name="P1"><text:span text:style-name="T1"/></text:p>
      <text:p text:style-name="P1"><text:span text:style-name="T1">2. User Datagram Protocol (UDP)</text:span></text:p>
      <text:p text:style-name="P1"><text:span text:style-name="T1"/></text:p>
      <text:p text:style-name="P1"><text:span text:style-name="T1">2.1 Características del protocolo UDP</text:span></text:p>
      <text:p text:style-name="P1"><text:span text:style-name="T1"/></text:p>
      <text:p text:style-name="P1"><text:span text:style-name="T1">2.1.1. Nombre del PDU de este protocolo</text:span></text:p>
      <text:p text:style-name="P1"><text:span text:style-name="T1"/></text:p>
      <text:p text:style-name="P1"><text:span text:style-name="T1">2.1.2. Servicios que ofrece</text:span></text:p>
      <text:p text:style-name="P1"><text:span text:style-name="T1"/></text:p>
      <text:p text:style-name="P1"><text:span text:style-name="T1">2.1.3. ¿Es fiable?¿garantiza la recepción?</text:span></text:p>
      <text:p text:style-name="P1"><text:span text:style-name="T1"/></text:p>
      <text:p text:style-name="P1"><text:span text:style-name="T1">2.1.4. ¿Reordena los PDU recibidos?¿Garantiza el orden de los datos recibidos?</text:span></text:p>
      <text:p text:style-name="P1"><text:span text:style-name="T1"/></text:p>
      <text:p text:style-name="P1"><text:span text:style-name="T1">2.1.5. ¿Incluye mecanismos de control de la congestión?</text:span></text:p>
      <text:p text:style-name="P1"><text:span text:style-name="T1"/></text:p>
      <text:p text:style-name="P1"><text:span text:style-name="T1">2.1.6. ¿Fragmenta los PDUs recibidos de la capa superior?</text:span></text:p>
      <text:p text:style-name="P1"><text:span text:style-name="T1"/></text:p>
      <text:p text:style-name="P1"><text:span text:style-name="T1">2.2. Ventajas e inconvenientes del uso del protocolo PDU</text:span></text:p>
      <text:p text:style-name="P1"><text:span text:style-name="T1"/></text:p>
      <text:p text:style-name="P1"><text:span text:style-name="T1">2.3. Formato PDU del protocolo UDP</text:span></text:p>
      <text:p text:style-name="P1"><text:span text:style-name="T1"/></text:p>
      <text:p text:style-name="P1"><text:span text:style-name="T1">Nota: Incluir aquí los campos de información más importantes que incluye el encabezado del PDU del protocolo , la logitud de los campos y para qué sirve cada uno</text:span></text:p>
      <text:p text:style-name="P1"><text:span text:style-name="T1"/></text:p>
      <text:p text:style-name="P1"><text:span text:style-name="T1">2.4. Proceso de transmisión de datos mediante UDP</text:span></text:p>
      <text:p text:style-name="P1"><text:span text:style-name="T1"/></text:p>
      <text:p text:style-name="P1"><text:span text:style-name="T1">Nota: describir brevemente el proceso de transmisión cuando se utiliza este protocolo. Incluir también URL a imágenes en las que se muestre un esquema del proceso de transmisión con UDP</text:span></text:p>
      <text:p text:style-name="P1"><text:span text:style-name="T1"/></text:p>
      <text:p text:style-name="P1"><text:span text:style-name="T1">2.5. Aplicaciones que utilizan UDP</text:span></text:p>
      <text:p text:style-name="P1"><text:span text:style-name="T1"/></text:p>
      <text:p text:style-name="P1"><text:span text:style-name="T1">Nota: incluir varios servicios y aplicaciones que utilizan este protocolo para la transmisión de datos y explicar brevemente para que sirven</text:span></text:p>
      <text:p text:style-name="P1"><text:span text:style-name="T1"/></text:p>
      <text:p text:style-name="P1"><text:span text:style-name="T1">3. Transmission Control Protocol (TCP)</text:span></text:p>
      <text:p text:style-name="P1"><text:span text:style-name="T1"/></text:p>
      <text:p text:style-name="P1"><text:span text:style-name="T1">3.1 Características del protocolo TCP</text:span></text:p>
      <text:p text:style-name="P1"><text:span text:style-name="T1"/></text:p>
      <text:p text:style-name="P1"><text:span text:style-name="T1">3.1.1. ¿Cómo se llama el PDU de este protocolo?</text:span></text:p>
      <text:p text:style-name="P1"><text:span text:style-name="T1"/></text:p>
      <text:p text:style-name="P1"><text:span text:style-name="T1">3.1.2. ¿Se establece conexión lógica?¿De qué tipo es la conexión (punto a punto, multipunto)?</text:span></text:p>
      <text:p text:style-name="P1"><text:span text:style-name="T1"/></text:p>
      <text:p text:style-name="P1"><text:soft-page-break/><text:span text:style-name="T1">3.1.3. ¿Es fiable la entrega de datos?</text:span></text:p>
      <text:p text:style-name="P1"><text:span text:style-name="T1"/></text:p>
      <text:p text:style-name="P1"><text:span text:style-name="T1">3.1.4. ¿Qué pasa con los PDU que no llegan al destinatario?¿Qué pasa si llega un PDU duplicado?</text:span></text:p>
      <text:p text:style-name="P1"><text:span text:style-name="T1"/></text:p>
      <text:p text:style-name="P1"><text:span text:style-name="T1">3.1.5. ¿Hay mecanismos de control de flujo?¿Hay mecanismos de detección de errores?</text:span></text:p>
      <text:p text:style-name="P1"><text:span text:style-name="T1"/></text:p>
      <text:p text:style-name="P1"><text:span text:style-name="T1">3.2. Servicios que ofrece</text:span></text:p>
      <text:p text:style-name="P1"><text:span text:style-name="T1"/></text:p>
      <text:p text:style-name="P1"><text:span text:style-name="T1">Nota: hablar aquí de los servicios que ofrece el protocolo TCP a la capa superior</text:span></text:p>
      <text:p text:style-name="P1"><text:span text:style-name="T1"/></text:p>
      <text:p text:style-name="P1"><text:span text:style-name="T1">3.3. Ventajas e inconvenientes </text:span></text:p>
      <text:p text:style-name="P1"><text:span text:style-name="T1"/></text:p>
      <text:p text:style-name="P1"><text:span text:style-name="T1">Nota: explicar las ventajas e inconvenientes de este protocolo, sobre todo respecto al protocolo UDP. Nombrar aplicaciones en las que se suele utilizar.</text:span></text:p>
      <text:p text:style-name="P1"><text:span text:style-name="T1"/></text:p>
      <text:p text:style-name="P1"><text:span text:style-name="T1">3.4. Formato de la PDU</text:span></text:p>
      <text:p text:style-name="P1"><text:span text:style-name="T1"/></text:p>
      <text:p text:style-name="P1"><text:span text:style-name="T1">Nota: Incluir aquí los campos de información más importantes que incluye el encabezado del PDU del protocolo , la logitud de los campos y para qué sirve cada uno</text:span></text:p>
      <text:p text:style-name="P1"><text:span text:style-name="T1"/></text:p>
      <text:p text:style-name="P1"><text:span text:style-name="T1">3.5. Estados en una conexión TCP</text:span></text:p>
      <text:p text:style-name="P1"><text:span text:style-name="T1"/></text:p>
      <text:p text:style-name="P1"><text:span text:style-name="T1">Nota: incluir aquí un listado con todos los estados por los que puede pasar una conexión y explicar brevemente cada uno</text:span></text:p>
      <text:p text:style-name="P1"><text:span text:style-name="T1"/></text:p>
      <text:p text:style-name="P1"><text:span text:style-name="T1">3.6. Transmisión de datos mediante TCP</text:span></text:p>
      <text:p text:style-name="P1"><text:span text:style-name="T1"/></text:p>
      <text:p text:style-name="P1"><text:span text:style-name="T1">Nota: describir el proceso de transmisión cuando se utiliza este protocolo. ¿Qué sucede durante las etapas de establecimiento de la conexión, transmisión de datos y cierre de la conexión?</text:span></text:p>
      <text:p text:style-name="P1"><text:span text:style-name="T1">Incluir también URL a imágenes en las que se muestre un esquema del proceso de transmisión con TCP</text:span></text:p>
      <text:p text:style-name="P1"><text:span text:style-name="T1"/></text:p>
      <text:p text:style-name="P1"><text:span text:style-name="T1">4. Tabla comparativa de los protocolos TCP y UDP</text:span></text:p>
      <text:p text:style-name="P1"><text:span text:style-name="T1"/></text:p>
      <text:p text:style-name="P1"><text:span text:style-name="T1">Completa la siguiente tabla comparativa de ambos protocolos</text:span></text:p>
      <text:p text:style-name="P1"><text:span text:style-name="T1"/></text:p>
      <text:p text:style-name="P1"><text:span text:style-name="T1">|-------------------------------------|-------------|------------|</text:span></text:p>
      <text:p text:style-name="P1"><text:span text:style-name="T1">| <text:s text:c="11"/>Característica <text:s text:c="10"/>| <text:s text:c="4"/>TCP <text:s text:c="4"/>| <text:s text:c="4"/>UDP <text:s text:c="3"/>|</text:span></text:p>
      <text:p text:style-name="P1"><text:span text:style-name="T1">|-------------------------------------|-------------|------------|</text:span></text:p>
      <text:p text:style-name="P1"><text:span text:style-name="T1">| Transporte fiable <text:s text:c="18"/>| <text:s text:c="12"/>| <text:s text:c="11"/>|</text:span></text:p>
      <text:p text:style-name="P1"><text:span text:style-name="T1">|-------------------------------------|-------------|------------|</text:span></text:p>
      <text:p text:style-name="P1"><text:span text:style-name="T1">| Orientado a conexión <text:s text:c="15"/>| <text:s text:c="12"/>| <text:s text:c="11"/>|</text:span></text:p>
      <text:p text:style-name="P1"><text:span text:style-name="T1">|-------------------------------------|-------------|------------|</text:span></text:p>
      <text:p text:style-name="P1"><text:span text:style-name="T1">| Retransmisión de PDU <text:s text:c="15"/>| <text:s text:c="12"/>| <text:s text:c="11"/>|</text:span></text:p>
      <text:p text:style-name="P1"><text:span text:style-name="T1">|-------------------------------------|-------------|------------|</text:span></text:p>
      <text:p text:style-name="P1"><text:span text:style-name="T1">| Control de flujo <text:s text:c="19"/>| <text:s text:c="12"/>| <text:s text:c="11"/>|</text:span></text:p>
      <text:p text:style-name="P1"><text:span text:style-name="T1">|-------------------------------------|-------------|------------|</text:span></text:p>
      <text:p text:style-name="P1"><text:span text:style-name="T1">| Secuenciación de PDU <text:s text:c="15"/>| <text:s text:c="12"/>| <text:s text:c="11"/>|</text:span></text:p>
      <text:p text:style-name="P1"><text:span text:style-name="T1">|-------------------------------------|-------------|------------|</text:span></text:p>
      <text:p text:style-name="P1"><text:span text:style-name="T1">| Acuse de recibo <text:s text:c="20"/>| <text:s text:c="12"/>| <text:s text:c="11"/>|</text:span></text:p>
      <text:p text:style-name="P1"><text:span text:style-name="T1">|-------------------------------------|-------------|------------|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" svg:font-family="monospace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4-26T09:28:12</meta:creation-date>
    <dc:date>2013-04-26T09:29:50</dc:date>
    <dc:creator>ivan </dc:creator>
    <meta:editing-duration>PT11S</meta:editing-duration>
    <meta:editing-cycles>2</meta:editing-cycles>
    <meta:generator>LibreOffice/3.6$Linux_X86_64 LibreOffice_project/360m1$Build-2</meta:generator>
    <meta:document-statistic meta:table-count="0" meta:image-count="0" meta:object-count="0" meta:page-count="2" meta:paragraph-count="58" meta:word-count="558" meta:character-count="3891" meta:non-whitespace-character-count="3138"/>
  </office:meta>
</office:document-meta>
</file>